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72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2" style:family="graphic" style:parent-style-name="standard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72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horizontal-segments="24" dr3d:vertical-segments="24" dr3d:backface-culling="enabled" dr3d:normals-kind="object" dr3d:normals-direction="inverse" dr3d:texture-filter="enabled" dr3d:diffuse-color="#00b8ff" dr3d:emissive-color="#000000" dr3d:specular-color="#ffffff" dr3d:shininess="15%" dr3d:shadow="hidden" loext:decorative="false"/>
    </style:style>
  </office:automatic-styles>
  <office:body>
    <office:drawing>
      <draw:page draw:name="page1" draw:style-name="dp1" draw:master-page-name="Standard">
        <dr3d:scene draw:style-name="gr1" svg:width="2.724cm" svg:height="2.653cm" svg:x="-0.354cm" svg:y="-0.313cm" dr3d:transform="matrix (0.997390625232324 -0.0721937718828616 0 0.0721937718828616 0.997390625232324 0 0 0 1 0cm 0cm 0cm)" dr3d:vrp="(0 0 16885.7142857143)" dr3d:vpn="(0 0 14285.7142857143)" dr3d:projection="parallel" dr3d:distance="2.6cm" dr3d:focal-length="10cm" dr3d:shadow-slant="0" dr3d:shade-mode="phong" dr3d:ambient-color="#666666" dr3d:lighting-mode="false">
          <dr3d:light dr3d:diffuse-color="#ffff00" dr3d:direction="(-0.612149615242606 0.46484204572462 0.639683297487811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 dr3d:transform="matrix (0.823228563134774 -0.345036117737246 0 0.307022732159723 0.891525137388231 0 0 0 1 -0.154987176838759cm 0.570073245935432cm 0cm)"/>
        </dr3d:sce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3" draw:display-name="Transparency 3" draw:style="radial" draw:cx="50%" draw:cy="50%" draw:start="0%" draw:end="50%" draw:border="0%">
      <loext:opacity-stop svg:offset="0" svg:stop-opacity="0"/>
      <loext:opacity-stop svg:offset="1" svg:stop-opacity="0.5"/>
    </draw:opacity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1-14T09:16:11.078467193</dc:date>
    <dc:creator>Marc</dc:creator>
    <meta:editing-duration>PT1H42M42S</meta:editing-duration>
    <meta:editing-cycles>15</meta:editing-cycles>
    <meta:generator>LibreOffice/24.2.7.2$Linux_X86_64 LibreOffice_project/420$Build-2</meta:generator>
    <meta:document-statistic meta:object-count="2"/>
  </office:meta>
</office:document-meta>
</file>